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Heap_sort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8" table:number-rows-spanned="1">
            <text:p>Heap_sort array with random data</text:p>
          </table:table-cell>
          <table:covered-table-cell table:number-columns-repeated="7"/>
        </table:table-row>
        <table:table-row table:style-name="ro1">
          <table:table-cell table:style-name="ce2"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9726">
            <text:p>509726</text:p>
          </table:table-cell>
          <table:table-cell office:value-type="float" office:value="555419">
            <text:p>555419</text:p>
          </table:table-cell>
          <table:table-cell office:value-type="float" office:value="578569">
            <text:p>578569</text:p>
          </table:table-cell>
          <table:table-cell office:value-type="float" office:value="575338">
            <text:p>575338</text:p>
          </table:table-cell>
          <table:table-cell table:formula="of:=AVERAGE([.B4:.E4])" office:value-type="float" office:value="554763">
            <text:p>554763</text:p>
          </table:table-cell>
          <table:table-cell table:formula="of:=MAX([.B4:.E4])" office:value-type="float" office:value="578569">
            <text:p>578569</text:p>
          </table:table-cell>
          <table:table-cell table:formula="of:=MIN([.B4:.E4])" office:value-type="float" office:value="509726">
            <text:p>50972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89751">
            <text:p>1089751</text:p>
          </table:table-cell>
          <table:table-cell office:value-type="float" office:value="1007649">
            <text:p>1007649</text:p>
          </table:table-cell>
          <table:table-cell office:value-type="float" office:value="990916">
            <text:p>990916</text:p>
          </table:table-cell>
          <table:table-cell office:value-type="float" office:value="1280474">
            <text:p>1280474</text:p>
          </table:table-cell>
          <table:table-cell table:formula="of:=AVERAGE([.B5:.E5])" office:value-type="float" office:value="1092197.5">
            <text:p>1092197.5</text:p>
          </table:table-cell>
          <table:table-cell table:formula="of:=MAX([.B5:.E5])" office:value-type="float" office:value="1280474">
            <text:p>1280474</text:p>
          </table:table-cell>
          <table:table-cell table:formula="of:=MIN([.B5:.E5])" office:value-type="float" office:value="990916">
            <text:p>990916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5665490">
            <text:p>5665490</text:p>
          </table:table-cell>
          <table:table-cell office:value-type="float" office:value="7304524">
            <text:p>7304524</text:p>
          </table:table-cell>
          <table:table-cell office:value-type="float" office:value="9749976">
            <text:p>9749976</text:p>
          </table:table-cell>
          <table:table-cell office:value-type="float" office:value="5871256">
            <text:p>5871256</text:p>
          </table:table-cell>
          <table:table-cell table:formula="of:=AVERAGE([.B6:.E6])" office:value-type="float" office:value="7147811.5">
            <text:p>7147811.5</text:p>
          </table:table-cell>
          <table:table-cell table:formula="of:=MAX([.B6:.E6])" office:value-type="float" office:value="9749976">
            <text:p>9749976</text:p>
          </table:table-cell>
          <table:table-cell table:formula="of:=MIN([.B6:.E6])" office:value-type="float" office:value="5665490">
            <text:p>5665490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7420216">
            <text:p>17420216</text:p>
          </table:table-cell>
          <table:table-cell office:value-type="float" office:value="17913064">
            <text:p>17913064</text:p>
          </table:table-cell>
          <table:table-cell office:value-type="float" office:value="23561040">
            <text:p>23561040</text:p>
          </table:table-cell>
          <table:table-cell office:value-type="float" office:value="18678456">
            <text:p>18678456</text:p>
          </table:table-cell>
          <table:table-cell table:formula="of:=AVERAGE([.B7:.E7])" office:value-type="float" office:value="19393194">
            <text:p>19393194</text:p>
          </table:table-cell>
          <table:table-cell table:formula="of:=MAX([.B7:.E7])" office:value-type="float" office:value="23561040">
            <text:p>23561040</text:p>
          </table:table-cell>
          <table:table-cell table:formula="of:=MIN([.B7:.E7])" office:value-type="float" office:value="17420216">
            <text:p>17420216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44300718">
            <text:p>44300718</text:p>
          </table:table-cell>
          <table:table-cell office:value-type="float" office:value="47802383">
            <text:p>47802383</text:p>
          </table:table-cell>
          <table:table-cell office:value-type="float" office:value="49712888">
            <text:p>49712888</text:p>
          </table:table-cell>
          <table:table-cell office:value-type="float" office:value="54392205">
            <text:p>54392205</text:p>
          </table:table-cell>
          <table:table-cell table:formula="of:=AVERAGE([.B8:.E8])" office:value-type="float" office:value="49052048.5">
            <text:p>49052048.5</text:p>
          </table:table-cell>
          <table:table-cell table:formula="of:=MAX([.B8:.E8])" office:value-type="float" office:value="54392205">
            <text:p>54392205</text:p>
          </table:table-cell>
          <table:table-cell table:formula="of:=MIN([.B8:.E8])" office:value-type="float" office:value="44300718">
            <text:p>44300718</text:p>
          </table:table-cell>
        </table:table-row>
        <table:table-row table:style-name="ro1">
          <table:table-cell table:style-name="ce1" office:value-type="string" table:number-columns-spanned="8" table:number-rows-spanned="1">
            <text:p>Heap_sort array with low to high data</text:p>
          </table:table-cell>
          <table:covered-table-cell table:number-columns-repeated="4"/>
          <table:covered-table-cell table:formula="of:=AVERAGE([.B9:.E9])" office:value-type="float" office:value="0">
            <text:p>#DIV/0!</text:p>
          </table:covered-table-cell>
          <table:covered-table-cell table:formula="of:=MAX([.B9:.E9])" office:value-type="float" office:value="0">
            <text:p>0</text:p>
          </table:covered-table-cell>
          <table:covered-table-cell table:formula="of:=MIN([.B9:.E9])" office:value-type="float" office:value="0">
            <text:p>0</text:p>
          </table:covered-table-cell>
        </table:table-row>
        <table:table-row table:style-name="ro1">
          <table:table-cell table:style-name="ce2"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6255">
            <text:p>156255</text:p>
          </table:table-cell>
          <table:table-cell office:value-type="float" office:value="312971">
            <text:p>312971</text:p>
          </table:table-cell>
          <table:table-cell office:value-type="float" office:value="168758">
            <text:p>168758</text:p>
          </table:table-cell>
          <table:table-cell office:value-type="float" office:value="174669">
            <text:p>174669</text:p>
          </table:table-cell>
          <table:table-cell table:formula="of:=AVERAGE([.B11:.E11])" office:value-type="float" office:value="203163.25">
            <text:p>203163.25</text:p>
          </table:table-cell>
          <table:table-cell table:formula="of:=MAX([.B11:.E11])" office:value-type="float" office:value="312971">
            <text:p>312971</text:p>
          </table:table-cell>
          <table:table-cell table:formula="of:=MIN([.B11:.E11])" office:value-type="float" office:value="156255">
            <text:p>15625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66550">
            <text:p>166550</text:p>
          </table:table-cell>
          <table:table-cell office:value-type="float" office:value="288029">
            <text:p>288029</text:p>
          </table:table-cell>
          <table:table-cell office:value-type="float" office:value="292036">
            <text:p>292036</text:p>
          </table:table-cell>
          <table:table-cell office:value-type="float" office:value="182926">
            <text:p>182926</text:p>
          </table:table-cell>
          <table:table-cell table:formula="of:=AVERAGE([.B12:.E12])" office:value-type="float" office:value="232385.25">
            <text:p>232385.25</text:p>
          </table:table-cell>
          <table:table-cell table:formula="of:=MAX([.B12:.E12])" office:value-type="float" office:value="292036">
            <text:p>292036</text:p>
          </table:table-cell>
          <table:table-cell table:formula="of:=MIN([.B12:.E12])" office:value-type="float" office:value="166550">
            <text:p>16655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89357">
            <text:p>289357</text:p>
          </table:table-cell>
          <table:table-cell office:value-type="float" office:value="317673">
            <text:p>317673</text:p>
          </table:table-cell>
          <table:table-cell office:value-type="float" office:value="317294">
            <text:p>317294</text:p>
          </table:table-cell>
          <table:table-cell office:value-type="float" office:value="439927">
            <text:p>439927</text:p>
          </table:table-cell>
          <table:table-cell table:formula="of:=AVERAGE([.B13:.E13])" office:value-type="float" office:value="341062.75">
            <text:p>341062.75</text:p>
          </table:table-cell>
          <table:table-cell table:formula="of:=MAX([.B13:.E13])" office:value-type="float" office:value="439927">
            <text:p>439927</text:p>
          </table:table-cell>
          <table:table-cell table:formula="of:=MIN([.B13:.E13])" office:value-type="float" office:value="289357">
            <text:p>28935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716282">
            <text:p>1716282</text:p>
          </table:table-cell>
          <table:table-cell office:value-type="float" office:value="1679170">
            <text:p>1679170</text:p>
          </table:table-cell>
          <table:table-cell office:value-type="float" office:value="2638274">
            <text:p>2638274</text:p>
          </table:table-cell>
          <table:table-cell office:value-type="float" office:value="1822256">
            <text:p>1822256</text:p>
          </table:table-cell>
          <table:table-cell table:formula="of:=AVERAGE([.B14:.E14])" office:value-type="float" office:value="1963995.5">
            <text:p>1963995.5</text:p>
          </table:table-cell>
          <table:table-cell table:formula="of:=MAX([.B14:.E14])" office:value-type="float" office:value="2638274">
            <text:p>2638274</text:p>
          </table:table-cell>
          <table:table-cell table:formula="of:=MIN([.B14:.E14])" office:value-type="float" office:value="1679170">
            <text:p>167917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8358565">
            <text:p>8358565</text:p>
          </table:table-cell>
          <table:table-cell office:value-type="float" office:value="10859402">
            <text:p>10859402</text:p>
          </table:table-cell>
          <table:table-cell office:value-type="float" office:value="9386295">
            <text:p>9386295</text:p>
          </table:table-cell>
          <table:table-cell office:value-type="float" office:value="10893165">
            <text:p>10893165</text:p>
          </table:table-cell>
          <table:table-cell table:formula="of:=AVERAGE([.B15:.E15])" office:value-type="float" office:value="9874356.75">
            <text:p>9874356.75</text:p>
          </table:table-cell>
          <table:table-cell table:formula="of:=MAX([.B15:.E15])" office:value-type="float" office:value="10893165">
            <text:p>10893165</text:p>
          </table:table-cell>
          <table:table-cell table:formula="of:=MIN([.B15:.E15])" office:value-type="float" office:value="8358565">
            <text:p>8358565</text:p>
          </table:table-cell>
        </table:table-row>
        <table:table-row table:style-name="ro1">
          <table:table-cell table:style-name="ce1" office:value-type="string" table:number-columns-spanned="8" table:number-rows-spanned="1">
            <text:p>Heap_sort array with high to low data</text:p>
          </table:table-cell>
          <table:covered-table-cell table:number-columns-repeated="4"/>
          <table:covered-table-cell table:formula="of:=AVERAGE([.B16:.E16])" office:value-type="float" office:value="0">
            <text:p>#DIV/0!</text:p>
          </table:covered-table-cell>
          <table:covered-table-cell table:formula="of:=MAX([.B16:.E16])" office:value-type="float" office:value="0">
            <text:p>0</text:p>
          </table:covered-table-cell>
          <table:covered-table-cell table:formula="of:=MIN([.B16:.E16])" office:value-type="float" office:value="0">
            <text:p>0</text:p>
          </table:covered-table-cell>
        </table:table-row>
        <table:table-row table:style-name="ro1">
          <table:table-cell table:style-name="ce2"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table:style-name="ce2"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3500">
            <text:p>153500</text:p>
          </table:table-cell>
          <table:table-cell office:value-type="float" office:value="170549">
            <text:p>170549</text:p>
          </table:table-cell>
          <table:table-cell office:value-type="float" office:value="175352">
            <text:p>175352</text:p>
          </table:table-cell>
          <table:table-cell office:value-type="float" office:value="172550">
            <text:p>172550</text:p>
          </table:table-cell>
          <table:table-cell table:formula="of:=AVERAGE([.B18:.E18])" office:value-type="float" office:value="167987.75">
            <text:p>167987.75</text:p>
          </table:table-cell>
          <table:table-cell table:formula="of:=MAX([.B18:.E18])" office:value-type="float" office:value="175352">
            <text:p>175352</text:p>
          </table:table-cell>
          <table:table-cell table:formula="of:=MIN([.B18:.E18])" office:value-type="float" office:value="153500">
            <text:p>15350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56835">
            <text:p>156835</text:p>
          </table:table-cell>
          <table:table-cell office:value-type="float" office:value="172855">
            <text:p>172855</text:p>
          </table:table-cell>
          <table:table-cell office:value-type="float" office:value="155492">
            <text:p>155492</text:p>
          </table:table-cell>
          <table:table-cell office:value-type="float" office:value="170980">
            <text:p>170980</text:p>
          </table:table-cell>
          <table:table-cell table:formula="of:=AVERAGE([.B19:.E19])" office:value-type="float" office:value="164040.5">
            <text:p>164040.5</text:p>
          </table:table-cell>
          <table:table-cell table:formula="of:=MAX([.B19:.E19])" office:value-type="float" office:value="172855">
            <text:p>172855</text:p>
          </table:table-cell>
          <table:table-cell table:formula="of:=MIN([.B19:.E19])" office:value-type="float" office:value="155492">
            <text:p>15549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66687">
            <text:p>166687</text:p>
          </table:table-cell>
          <table:table-cell office:value-type="float" office:value="184319">
            <text:p>184319</text:p>
          </table:table-cell>
          <table:table-cell office:value-type="float" office:value="180048">
            <text:p>180048</text:p>
          </table:table-cell>
          <table:table-cell office:value-type="float" office:value="185677">
            <text:p>185677</text:p>
          </table:table-cell>
          <table:table-cell table:formula="of:=AVERAGE([.B20:.E20])" office:value-type="float" office:value="179182.75">
            <text:p>179182.75</text:p>
          </table:table-cell>
          <table:table-cell table:formula="of:=MAX([.B20:.E20])" office:value-type="float" office:value="185677">
            <text:p>185677</text:p>
          </table:table-cell>
          <table:table-cell table:formula="of:=MIN([.B20:.E20])" office:value-type="float" office:value="166687">
            <text:p>16668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66912">
            <text:p>266912</text:p>
          </table:table-cell>
          <table:table-cell office:value-type="float" office:value="376262">
            <text:p>376262</text:p>
          </table:table-cell>
          <table:table-cell office:value-type="float" office:value="302669">
            <text:p>302669</text:p>
          </table:table-cell>
          <table:table-cell office:value-type="float" office:value="292437">
            <text:p>292437</text:p>
          </table:table-cell>
          <table:table-cell table:formula="of:=AVERAGE([.B21:.E21])" office:value-type="float" office:value="309570">
            <text:p>309570</text:p>
          </table:table-cell>
          <table:table-cell table:formula="of:=MAX([.B21:.E21])" office:value-type="float" office:value="376262">
            <text:p>376262</text:p>
          </table:table-cell>
          <table:table-cell table:formula="of:=MIN([.B21:.E21])" office:value-type="float" office:value="266912">
            <text:p>266912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464325">
            <text:p>1464325</text:p>
          </table:table-cell>
          <table:table-cell office:value-type="float" office:value="1493665">
            <text:p>1493665</text:p>
          </table:table-cell>
          <table:table-cell office:value-type="float" office:value="1488175">
            <text:p>1488175</text:p>
          </table:table-cell>
          <table:table-cell office:value-type="float" office:value="1500320">
            <text:p>1500320</text:p>
          </table:table-cell>
          <table:table-cell table:formula="of:=AVERAGE([.B22:.E22])" office:value-type="float" office:value="1486621.25">
            <text:p>1486621.25</text:p>
          </table:table-cell>
          <table:table-cell table:formula="of:=MAX([.B22:.E22])" office:value-type="float" office:value="1500320">
            <text:p>1500320</text:p>
          </table:table-cell>
          <table:table-cell table:formula="of:=MIN([.B22:.E22])" office:value-type="float" office:value="1464325">
            <text:p>146432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4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nzi </meta:initial-creator>
    <meta:creation-date>2012-04-11T13:45:56</meta:creation-date>
    <dc:date>2012-04-11T14:01:06</dc:date>
    <dc:creator>fonzi </dc:creator>
    <meta:editing-duration>PT15M10S</meta:editing-duration>
    <meta:editing-cycles>1</meta:editing-cycles>
    <meta:document-statistic meta:table-count="3" meta:cell-count="154" meta:object-count="0"/>
    <meta:generator>LibreOffice/3.4$Unix LibreOffice_project/340m1$Build-402</meta:generator>
  </office:meta>
</office:document-meta>
</file>